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細明體" svg:font-family="細明體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0097in" table:align="left"/>
    </style:style>
    <style:style style:name="Table1.A" style:family="table-column">
      <style:table-column-properties style:column-width="0.0618in"/>
    </style:style>
    <style:style style:name="Table1.B" style:family="table-column">
      <style:table-column-properties style:column-width="5.947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4639in"/>
    </style:style>
    <style:style style:name="Table2.B" style:family="table-column">
      <style:table-column-properties style:column-width="6.461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7819in" table:align="left"/>
    </style:style>
    <style:style style:name="Table3.A" style:family="table-column">
      <style:table-column-properties style:column-width="3.781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2b09c" officeooo:paragraph-rsid="0012b09c"/>
    </style:style>
    <style:style style:name="P2" style:family="paragraph" style:parent-style-name="Standard">
      <style:text-properties officeooo:rsid="00197594" officeooo:paragraph-rsid="00197594"/>
    </style:style>
    <style:style style:name="P3" style:family="paragraph" style:parent-style-name="Standard">
      <style:text-properties officeooo:rsid="001eef30" officeooo:paragraph-rsid="001eef30"/>
    </style:style>
    <style:style style:name="P4" style:family="paragraph" style:parent-style-name="Standard">
      <style:text-properties officeooo:rsid="001ab0c3" officeooo:paragraph-rsid="0025bfb5"/>
    </style:style>
    <style:style style:name="P5" style:family="paragraph" style:parent-style-name="Standard">
      <style:text-properties officeooo:rsid="002b825f" officeooo:paragraph-rsid="002b825f"/>
    </style:style>
    <style:style style:name="P6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Text_20_body">
      <style:text-properties fo:font-size="15pt" fo:font-weight="bold" officeooo:rsid="0016985e" officeooo:paragraph-rsid="0016985e" style:font-size-asian="15pt" style:font-weight-asian="bold" style:font-size-complex="15pt" style:font-weight-complex="bold"/>
    </style:style>
    <style:style style:name="P8" style:family="paragraph" style:parent-style-name="Text_20_body">
      <style:text-properties officeooo:rsid="001eef30" officeooo:paragraph-rsid="001eef30"/>
    </style:style>
    <style:style style:name="P9" style:family="paragraph" style:parent-style-name="Text_20_body">
      <style:text-properties officeooo:rsid="00197594" officeooo:paragraph-rsid="00197594"/>
    </style:style>
    <style:style style:name="P10" style:family="paragraph" style:parent-style-name="Text_20_body">
      <style:text-properties style:font-name-asian="細明體"/>
    </style:style>
    <style:style style:name="P11" style:family="paragraph" style:parent-style-name="Text_20_body">
      <style:text-properties officeooo:rsid="001ab0c3" officeooo:paragraph-rsid="0025bfb5"/>
    </style:style>
    <style:style style:name="P12" style:family="paragraph" style:parent-style-name="Text_20_body">
      <style:text-properties officeooo:paragraph-rsid="0025bfb5"/>
    </style:style>
    <style:style style:name="P13" style:family="paragraph" style:parent-style-name="Text_20_body">
      <style:paragraph-properties fo:margin-top="0in" fo:margin-bottom="0.1965in" loext:contextual-spacing="false"/>
    </style:style>
    <style:style style:name="P14" style:family="paragraph" style:parent-style-name="Text_20_body">
      <style:paragraph-properties fo:margin-top="0in" fo:margin-bottom="0.1965in" loext:contextual-spacing="false"/>
      <style:text-properties officeooo:rsid="0017b974" officeooo:paragraph-rsid="0017b974"/>
    </style:style>
    <style:style style:name="P15" style:family="paragraph" style:parent-style-name="Heading_20_2">
      <style:paragraph-properties fo:margin-top="0in" fo:margin-bottom="0.1965in" loext:contextual-spacing="false"/>
    </style:style>
    <style:style style:name="P16" style:family="paragraph" style:parent-style-name="Preformatted_20_Text">
      <style:paragraph-properties fo:margin-top="0in" fo:margin-bottom="0.1965in" loext:contextual-spacing="false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paragraph-rsid="0016985e"/>
    </style:style>
    <style:style style:name="P18" style:family="paragraph" style:parent-style-name="Preformatted_20_Text">
      <style:paragraph-properties fo:margin-top="0in" fo:margin-bottom="0.1965in" loext:contextual-spacing="false"/>
      <style:text-properties officeooo:rsid="00197594" officeooo:paragraph-rsid="00197594"/>
    </style:style>
    <style:style style:name="P19" style:family="paragraph" style:parent-style-name="Preformatted_20_Text">
      <style:paragraph-properties fo:margin-top="0in" fo:margin-bottom="0.1965in" loext:contextual-spacing="false"/>
      <style:text-properties officeooo:rsid="001cd36f" officeooo:paragraph-rsid="001cd36f"/>
    </style:style>
    <style:style style:name="P20" style:family="paragraph" style:parent-style-name="Preformatted_20_Text">
      <style:paragraph-properties fo:margin-top="0in" fo:margin-bottom="0.1965in" loext:contextual-spacing="false"/>
      <style:text-properties fo:color="#ff0000" style:font-name="monospace"/>
    </style:style>
    <style:style style:name="P21" style:family="paragraph" style:parent-style-name="Preformatted_20_Text">
      <style:paragraph-properties fo:margin-top="0in" fo:margin-bottom="0.1965in" loext:contextual-spacing="false"/>
      <style:text-properties style:font-name="monospace" officeooo:rsid="001cd36f" officeooo:paragraph-rsid="001cd36f"/>
    </style:style>
    <style:style style:name="P22" style:family="paragraph" style:parent-style-name="Preformatted_20_Text">
      <style:paragraph-properties fo:margin-top="0in" fo:margin-bottom="0.1965in" loext:contextual-spacing="false"/>
      <style:text-properties officeooo:paragraph-rsid="001d52c2"/>
    </style:style>
    <style:style style:name="P23" style:family="paragraph" style:parent-style-name="Preformatted_20_Text">
      <style:paragraph-properties fo:margin-top="0in" fo:margin-bottom="0.1965in" loext:contextual-spacing="false"/>
      <style:text-properties fo:color="#000000" style:font-name="monospace" fo:font-weight="bold"/>
    </style:style>
    <style:style style:name="P24" style:family="paragraph" style:parent-style-name="Table_20_Contents">
      <style:paragraph-properties fo:margin-top="0in" fo:margin-bottom="0.1965in" loext:contextual-spacing="false"/>
    </style:style>
    <style:style style:name="P25" style:family="paragraph" style:parent-style-name="Table_20_Contents">
      <style:paragraph-properties fo:margin-top="0in" fo:margin-bottom="0.1965in" loext:contextual-spacing="false"/>
      <style:text-properties fo:font-weight="bold"/>
    </style:style>
    <style:style style:name="P26" style:family="paragraph" style:parent-style-name="Preformatted_20_Text">
      <style:paragraph-properties fo:margin-top="0in" fo:margin-bottom="0.1965in" loext:contextual-spacing="false" style:writing-mode="lr-tb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Preformatted_20_Text">
      <style:text-properties officeooo:rsid="0012b09c" officeooo:paragraph-rsid="0012b09c"/>
    </style:style>
    <style:style style:name="P29" style:family="paragraph" style:parent-style-name="Preformatted_20_Text">
      <style:text-properties officeooo:rsid="0012b09c" officeooo:paragraph-rsid="0029e804"/>
    </style:style>
    <style:style style:name="P30" style:family="paragraph" style:parent-style-name="Preformatted_20_Text">
      <style:text-properties fo:color="#ff0000" style:font-name="monospace"/>
    </style:style>
    <style:style style:name="P31" style:family="paragraph" style:parent-style-name="Preformatted_20_Text">
      <style:text-properties fo:color="#ff0000" style:font-name="monospace" officeooo:paragraph-rsid="002a0f15"/>
    </style:style>
    <style:style style:name="P32" style:family="paragraph" style:parent-style-name="Preformatted_20_Text">
      <style:text-properties style:font-name="monospace"/>
    </style:style>
    <style:style style:name="P33" style:family="paragraph" style:parent-style-name="Preformatted_20_Text">
      <style:text-properties fo:color="#000000" style:font-name="monospace" fo:font-weight="bold"/>
    </style:style>
    <style:style style:name="P34" style:family="paragraph" style:parent-style-name="Preformatted_20_Text">
      <style:text-properties officeooo:rsid="002bbcc7" officeooo:paragraph-rsid="002bbcc7"/>
    </style:style>
    <style:style style:name="P35" style:family="paragraph" style:parent-style-name="Preformatted_20_Text">
      <style:paragraph-properties style:writing-mode="lr-tb"/>
    </style:style>
    <style:style style:name="P36" style:family="paragraph" style:parent-style-name="Heading_20_2">
      <style:text-properties officeooo:paragraph-rsid="0012b09c"/>
    </style:style>
    <style:style style:name="P37" style:family="paragraph" style:parent-style-name="Standard">
      <style:text-properties fo:font-size="40pt" fo:font-weight="bold" officeooo:rsid="0012b09c" officeooo:paragraph-rsid="002d4144" style:font-size-asian="40pt" style:font-weight-asian="bold" style:font-size-complex="40pt" style:font-weight-complex="bold"/>
    </style:style>
    <style:style style:name="P38" style:family="paragraph" style:parent-style-name="Text_20_body" style:list-style-name="L1"/>
    <style:style style:name="P39" style:family="paragraph" style:parent-style-name="Text_20_body" style:list-style-name="L2"/>
    <style:style style:name="P40" style:family="paragraph" style:parent-style-name="Text_20_body" style:list-style-name="L3"/>
    <style:style style:name="P41" style:family="paragraph" style:parent-style-name="Text_20_body" style:list-style-name="L4">
      <style:text-properties officeooo:paragraph-rsid="0025bfb5"/>
    </style:style>
    <style:style style:name="P42" style:family="paragraph" style:parent-style-name="Text_20_body" style:list-style-name="L1">
      <style:paragraph-properties fo:margin-top="0in" fo:margin-bottom="0in" loext:contextual-spacing="false"/>
    </style:style>
    <style:style style:name="P43" style:family="paragraph" style:parent-style-name="Text_20_body" style:list-style-name="L3">
      <style:paragraph-properties fo:margin-top="0in" fo:margin-bottom="0in" loext:contextual-spacing="false"/>
    </style:style>
    <style:style style:name="P44" style:family="paragraph" style:parent-style-name="Text_20_body" style:list-style-name="L4">
      <style:paragraph-properties fo:margin-top="0in" fo:margin-bottom="0in" loext:contextual-spacing="false"/>
      <style:text-properties officeooo:paragraph-rsid="0025bfb5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style:font-name="細明體"/>
    </style:style>
    <style:style style:name="T5" style:family="text">
      <style:text-properties style:font-name="細明體" style:text-underline-style="solid" style:text-underline-width="auto" style:text-underline-color="font-color"/>
    </style:style>
    <style:style style:name="T6" style:family="text">
      <style:text-properties style:font-name-asian="細明體"/>
    </style:style>
    <style:style style:name="T7" style:family="text">
      <style:text-properties officeooo:rsid="001f9f3d" style:font-name-asian="細明體"/>
    </style:style>
    <style:style style:name="T8" style:family="text">
      <style:text-properties fo:color="#ff0000"/>
    </style:style>
    <style:style style:name="T9" style:family="text">
      <style:text-properties fo:color="#ff0000" style:font-name="monospace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7a0874" fo:font-weight="bold"/>
    </style:style>
    <style:style style:name="T12" style:family="text">
      <style:text-properties fo:color="#7a0874" style:font-name="monospace" fo:font-weight="bold"/>
    </style:style>
    <style:style style:name="T13" style:family="text">
      <style:text-properties style:font-name="monospace"/>
    </style:style>
    <style:style style:name="T14" style:family="text">
      <style:text-properties fo:color="#000000" fo:font-weight="bold"/>
    </style:style>
    <style:style style:name="T15" style:family="text">
      <style:text-properties fo:color="#007800"/>
    </style:style>
    <style:style style:name="T16" style:family="text">
      <style:text-properties fo:color="#007800" style:font-name="monospace"/>
    </style:style>
    <style:style style:name="T17" style:family="text">
      <style:text-properties fo:color="#c20cb9" fo:font-weight="bold"/>
    </style:style>
    <style:style style:name="T18" style:family="text">
      <style:text-properties fo:color="#660033" style:font-name="monospace"/>
    </style:style>
    <style:style style:name="T19" style:family="text">
      <style:text-properties officeooo:rsid="002ce305"/>
    </style:style>
    <style:style style:name="T20" style:family="text">
      <style:text-properties officeooo:rsid="002d414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hell Script</text:p>
      <text:p text:style-name="P5"/>
      <text:p text:style-name="P5">Great bash cheat sheet</text:p>
      <text:p text:style-name="P1"/>
      <text:p text:style-name="P5">http://ricostacruz.com/cheatsheets/sh.html#ifs</text:p>
      <text:p text:style-name="P1"/>
      <text:p text:style-name="P2"><text:a xlink:type="simple" xlink:href="http://stackoverflow.com/questions/16365130/the-difference-between-usr-bin-env-bash-and-usr-bin-bash" text:style-name="Internet_20_link" text:visited-style-name="Visited_20_Internet_20_Link">http://stackoverflow.com/questions/16365130/the-difference-between-usr-bin-env-bash-and-usr-bin-bash</text:a></text:p>
      <text:p text:style-name="P2"/>
      <text:p text:style-name="P2">Linux 中的 shell 有很多類型，其中最常用的幾種是: Bourne shell (sh)、C shell (csh) 和 Korn shell (ksh), 各有優缺點。Bourne shell 是 UNIX 最初使用的 shell，並且在每種 UNIX 上都可以使用, 在 shell 編程方面相當優秀，但在處理與用戶的交互方面做得不如其他幾種shell。Linux 操作系統缺省的 shell 是Bourne Again shell，它是 Bourne shell 的擴展，簡稱 Bash，與 Bourne shell 完全向後兼容，並且在Bourne shell 的基礎上增加、增強了很多特性。Bash放在/bin/bash中，它有許多特色，可以提供如命令補全、命令編輯和命令曆史表等功能，它還包含了很多 C shell 和 Korn shell 中的優點，有靈活和強大的編程接口，同時又有很友好的用戶界面。</text:p>
      <text:p text:style-name="P2"/>
      <text:p text:style-name="P9">source： 將script運行到現有的bash process </text:p>
      <text:p text:style-name="Text_20_body">sh：folk新的sub process來運行script，所以變數在執行完後就會被drop掉 </text:p>
      <text:p text:style-name="P9">The IFS is a special shell variable. </text:p>
      <text:list xml:id="list7766611794413607709" text:style-name="L1">
        <text:list-item>
          <text:p text:style-name="P42">You can change the value of IFS as per your requirments. </text:p>
        </text:list-item>
        <text:list-item>
          <text:p text:style-name="P42">The <text:span text:style-name="T1">Internal Field Separator</text:span> (IFS) that is used for word splitting after expansion and to split lines into words with the <text:a xlink:type="simple" xlink:href="https://bash.cyberciti.biz/guide/Read_command" text:style-name="Internet_20_link" text:visited-style-name="Visited_20_Internet_20_Link">read builtin command</text:a>. </text:p>
        </text:list-item>
        <text:list-item>
          <text:p text:style-name="P38">The default value is <text:span text:style-name="T1">&lt;space&gt;&lt;tab&gt;&lt;newline&gt;</text:span>. </text:p>
        </text:list-item>
      </text:list>
      <text:p text:style-name="P2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h text:style-name="Heading_20_2" text:outline-level="2">Braces (<text:span text:style-name="Source_20_Text">$var</text:span> vs. <text:span text:style-name="Source_20_Text">${var}</text:span>)</text:h>
            <text:p text:style-name="P24">In most cases, <text:span text:style-name="Source_20_Text">$var</text:span> and <text:span text:style-name="Source_20_Text">${var}</text:span> are the same:</text:p>
            <text:p text:style-name="Preformatted_20_Text"><text:span text:style-name="Source_20_Text">var=foo</text:span></text:p>
            <text:p text:style-name="Preformatted_20_Text"><text:span text:style-name="Source_20_Text">echo $var</text:span></text:p>
            <text:p text:style-name="Preformatted_20_Text"><text:span text:style-name="Source_20_Text"># foo</text:span></text:p>
            <text:p text:style-name="Preformatted_20_Text"><text:span text:style-name="Source_20_Text">echo ${var}</text:span></text:p>
            <text:p text:style-name="P16"><text:span text:style-name="Source_20_Text"># foo</text:span></text:p>
            <text:p text:style-name="P24">The braces are only needed to resolve ambiguity in expressions:</text:p>
          </table:table-cell>
        </table:table-row>
      </table:table>
      <text:h text:style-name="P36" text:outline-level="2"><text:soft-page-break/></text:h>
      <text:h text:style-name="P15" text:outline-level="2">Accessing Array Values</text:h>
      <text:p text:style-name="Text_20_body">After you have set any array variable, you access it as follows −</text:p>
      <text:p text:style-name="P16">${array_name[index]}</text:p>
      <text:h text:style-name="P15" text:outline-level="2">Variable Substitution</text:h>
      <text:p text:style-name="Text_20_body">Variable substitution enables the shell programmer to manipulate the value of a variable based on its state.Here is the following table for all the possible substitutions −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S.No.</text:p>
          </table:table-cell>
          <table:table-cell table:style-name="Table2.A1" office:value-type="string">
            <text:p text:style-name="P27">Form &amp; Description</text:p>
          </table:table-cell>
        </table:table-row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P25">${var}</text:p>
            <text:p text:style-name="P24">Substitute the value of <text:span text:style-name="T3">var</text:span>.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P25">${var:-word}</text:p>
            <text:p text:style-name="P24">If <text:span text:style-name="T3">var</text:span> is null or unset, <text:span text:style-name="T3">word</text:span> is substituted for <text:span text:style-name="T1">var</text:span>. The value of <text:span text:style-name="T3">var</text:span> does not change.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P25">${var:=word}</text:p>
            <text:p text:style-name="P24">If <text:span text:style-name="T3">var</text:span> is null or unset, <text:span text:style-name="T3">var</text:span> is set to the value of <text:span text:style-name="T1">word</text:span>.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P25">${var:?message}</text:p>
            <text:p text:style-name="P24">If <text:span text:style-name="T3">var</text:span> is null or unset, <text:span text:style-name="T3">message</text:span> is printed to standard error. This checks that variables are set correctly.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P25">${var:+word}</text:p>
            <text:p text:style-name="P24">If <text:span text:style-name="T3">var</text:span> is set, <text:span text:style-name="T3">word</text:span> is substituted for var. The value of <text:span text:style-name="T3">var</text:span> does not change.</text:p>
          </table:table-cell>
        </table:table-row>
      </table:table>
      <text:p text:style-name="Text_20_body"/>
      <text:p text:style-name="Text_20_body"/>
      <text:p text:style-name="P7">{}</text:p>
      <text:p text:style-name="P13">The braces, in addition to delimiting a variable name are used for <text:a xlink:type="simple" xlink:href="http://tiswww.case.edu/php/chet/bash/bashref.html#SEC31" text:style-name="Internet_20_link" text:visited-style-name="Visited_20_Internet_20_Link">parameter expansion</text:a> so you can do things like:</text:p>
      <text:p text:style-name="P14">http://wiki.bash-hackers.org/syntax/pe#variable_name_expansion</text:p>
      <text:list xml:id="list7769933490119163456" text:style-name="L2">
        <text:list-item>
          <text:p text:style-name="P39">Truncate the contents of a variable</text:p>
          <text:p text:style-name="P39"><text:soft-page-break/><text:span text:style-name="Source_20_Text">$ var="abcde"; echo ${var%d*}</text:span><text:line-break/><text:span text:style-name="Source_20_Text">abc</text:span></text:p>
        </text:list-item>
        <text:list-item>
          <text:p text:style-name="P39">Make substitutions similar to <text:span text:style-name="Source_20_Text">sed</text:span></text:p>
          <text:p text:style-name="P39"><text:span text:style-name="Source_20_Text">$ var="abcde"; echo ${var/de/12}</text:span><text:line-break/><text:span text:style-name="Source_20_Text">abc12</text:span></text:p>
        </text:list-item>
        <text:list-item>
          <text:p text:style-name="P39">Use a default value</text:p>
          <text:p text:style-name="P39"><text:span text:style-name="Source_20_Text">$ default="hello"; unset var; echo ${var:-$default}</text:span><text:line-break/><text:span text:style-name="Source_20_Text">hello</text:span></text:p>
        </text:list-item>
        <text:list-item>
          <text:p text:style-name="P39">and several more</text:p>
        </text:list-item>
      </text:list>
      <text:p text:style-name="Text_20_body">Also, brace expansions create lists of strings which are typically iterated over in loops:</text:p>
      <text:p text:style-name="Preformatted_20_Text"><text:span text:style-name="Source_20_Text">$ echo f{oo,ee,a}d</text:span></text:p>
      <text:p text:style-name="P17"><text:span text:style-name="Source_20_Text">food feed fad</text:span></text:p>
      <text:p text:style-name="P13">鳥哥比較建議使用這樣的方式來進行運算：</text:p>
      <text:p text:style-name="Quotations">var=$((運算內容))</text:p>
      <text:p text:style-name="Text_20_body">不但容易記憶，而且也比較方便的多，因為兩個小括號內可以加上空白字元喔！</text:p>
      <text:p text:style-name="P16"/>
      <table:table table:name="Table3" table:style-name="Table3">
        <table:table-column table:style-name="Table3.A"/>
        <table:table-row>
          <table:table-cell table:style-name="Table3.A1" office:value-type="string">
            <text:p text:style-name="Preformatted_20_Text">/path/to/scriptname <text:s/>opt1 <text:s/>opt2 <text:s/>opt3 <text:s/>opt4 </text:p>
            <text:p text:style-name="P16"><text:s text:c="7"/>$0 <text:s text:c="12"/>$1 <text:s text:c="3"/>$2 <text:s text:c="3"/>$3 <text:s text:c="3"/>$4</text:p>
          </table:table-cell>
        </table:table-row>
      </table:table>
      <text:p text:style-name="Text_20_body">這樣夠清楚了吧？執行的腳本檔名為 $0 這個變數，第一個接的參數就是 $1 啊～ 所以，只要我們在 script 裡面善用 $1 的話，就可以很簡單的立即下達某些指令功能了！除了這些數字的變數之外， 我們還有一些較為特殊的變數可以在 script 內使用來呼叫這些參數喔！</text:p>
      <text:list xml:id="list1302079130750875508" text:style-name="L3">
        <text:list-item>
          <text:p text:style-name="P43"><text:span text:style-name="T4">$# </text:span><text:span text:style-name="T6">：代表後接的參數『個數』，以上表為例這裡顯示為『 </text:span><text:span text:style-name="T4">4 </text:span><text:span text:style-name="T6">』； </text:span></text:p>
        </text:list-item>
        <text:list-item>
          <text:p text:style-name="P43"><text:span text:style-name="T4">$@ </text:span><text:span text:style-name="T6">：代表『 </text:span><text:span text:style-name="T4">"$1" "$2" "$3" "$4" </text:span><text:span text:style-name="T6">』之意，每個變數是獨立的</text:span><text:span text:style-name="T4">(</text:span><text:span text:style-name="T6">用雙引號括起來</text:span><text:span text:style-name="T4">)</text:span><text:span text:style-name="T6">； </text:span></text:p>
        </text:list-item>
        <text:list-item>
          <text:p text:style-name="P40"><text:span text:style-name="T4">$* </text:span><text:span text:style-name="T6">：代表『 </text:span><text:span text:style-name="T4">"$1</text:span><text:span text:style-name="T5">c</text:span><text:span text:style-name="T4">$2</text:span><text:span text:style-name="T5">c</text:span><text:span text:style-name="T4">$3</text:span><text:span text:style-name="T5">c</text:span><text:span text:style-name="T4">$4" </text:span><text:span text:style-name="T6">』，其中 </text:span><text:span text:style-name="T5">c</text:span><text:span text:style-name="T4"> </text:span><text:span text:style-name="T6">為分隔字元，預設為空白鍵， 所以本例中代表『 </text:span><text:span text:style-name="T4">"$1 $2 $3 $4" </text:span><text:span text:style-name="T6">』之意。 </text:span></text:p>
        </text:list-item>
      </text:list>
      <text:p text:style-name="P10"/>
      <text:p text:style-name="P10"/>
      <text:p text:style-name="P6"><text:span text:style-name="T6">空格不能亂多亂少</text:span><text:span text:style-name="T7">！！</text:span></text:p>
      <text:p text:style-name="P16"/>
      <text:p text:style-name="P28">if [ 條件判斷式 ]; then</text:p>
      <text:p text:style-name="Preformatted_20_Text"><text:s text:c="8"/>當條件判斷式成立時，可以進行的指令工作內容；</text:p>
      <text:p text:style-name="P16"><text:soft-page-break/>fi <text:s text:c="2"/>&lt;==將 if 反過來寫，就成為 fi 啦！結束 if 之意！</text:p>
      <text:p text:style-name="P28"># 一個條件判斷，分成功進行與失敗進行 (else)</text:p>
      <text:p text:style-name="Preformatted_20_Text">if [ 條件判斷式 ]; then</text:p>
      <text:p text:style-name="Preformatted_20_Text"><text:s text:c="8"/>當條件判斷式成立時，可以進行的指令工作內容；</text:p>
      <text:p text:style-name="Preformatted_20_Text">else</text:p>
      <text:p text:style-name="Preformatted_20_Text"><text:s text:c="8"/>當條件判斷式不成立時，可以進行的指令工作內容；</text:p>
      <text:p text:style-name="P16">fi</text:p>
      <text:p text:style-name="P28"># 多個條件判斷 (if ... elif ... elif ... else) 分多種不同情況執行</text:p>
      <text:p text:style-name="Preformatted_20_Text">if [ 條件判斷式一 ]; then</text:p>
      <text:p text:style-name="Preformatted_20_Text"><text:s text:c="8"/>當條件判斷式一成立時，可以進行的指令工作內容；</text:p>
      <text:p text:style-name="Preformatted_20_Text">elif [ 條件判斷式二 ]; then</text:p>
      <text:p text:style-name="Preformatted_20_Text"><text:s text:c="8"/>當條件判斷式二成立時，可以進行的指令工作內容；</text:p>
      <text:p text:style-name="Preformatted_20_Text">else</text:p>
      <text:p text:style-name="Preformatted_20_Text"><text:s text:c="8"/>當條件判斷式一與二均不成立時，可以進行的指令工作內容；</text:p>
      <text:p text:style-name="P16">fi</text:p>
      <text:p text:style-name="P16"><text:span text:style-name="Source_20_Text">for (( num=1; num&lt;=5; num++ ))</text:span></text:p>
      <text:p text:style-name="Preformatted_20_Text"><text:span text:style-name="Source_20_Text">do</text:span></text:p>
      <text:p text:style-name="Preformatted_20_Text"><text:span text:style-name="Source_20_Text"><text:s/>echo $num</text:span></text:p>
      <text:p text:style-name="P16"><text:span text:style-name="Source_20_Text">done</text:span></text:p>
      <text:p text:style-name="P16"><text:span text:style-name="Source_20_Text"><text:span text:style-name="T12">echo</text:span></text:span><text:span text:style-name="Source_20_Text"><text:span text:style-name="T13"> </text:span></text:span><text:span text:style-name="Source_20_Text"><text:span text:style-name="T9">"Countdown"</text:span></text:span></text:p>
      <text:p text:style-name="P34">START=1</text:p>
      <text:p text:style-name="P34">END=5</text:p>
      <text:p text:style-name="P32"><text:span text:style-name="T14">for</text:span> <text:span text:style-name="T11">((</text:span> <text:span text:style-name="T15">c</text:span>=<text:span text:style-name="T15">START</text:span>; c<text:span text:style-name="T14">&lt;</text:span>=<text:span text:style-name="T15">END</text:span>; <text:span text:style-name="T17">c++</text:span> <text:span text:style-name="T11">))</text:span></text:p>
      <text:p text:style-name="P33">do</text:p>
      <text:p text:style-name="Preformatted_20_Text"><text:s text:c="8"/><text:span text:style-name="T12">echo</text:span><text:span text:style-name="T13"> </text:span><text:span text:style-name="T18">-n</text:span><text:span text:style-name="T13"> </text:span><text:span text:style-name="T9">"</text:span><text:span text:style-name="T16">$c</text:span><text:span text:style-name="T9"> "</text:span></text:p>
      <text:p text:style-name="P23">done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22"><text:span text:style-name="Source_20_Text">while …</text:span></text:p>
      <text:p text:style-name="P22"><text:span text:style-name="Source_20_Text">do</text:span></text:p>
      <text:p text:style-name="Preformatted_20_Text"><text:bookmark text:name="line-3-4"/><text:s text:c="2"/>...</text:p>
      <text:p text:style-name="Preformatted_20_Text"><text:bookmark text:name="line-4-3"/><text:s text:c="2"/>if something; then found=1; fi <text:s text:c="3"/># Found one! <text:s/>Keep going.</text:p>
      <text:p text:style-name="Preformatted_20_Text"><text:bookmark text:name="line-5-3"/><text:s text:c="2"/>...</text:p>
      <text:p text:style-name="P16"><text:bookmark text:name="line-6-2"/>done</text:p>
      <text:p text:style-name="P16"><text:span text:style-name="Source_20_Text"/></text:p>
      <text:p text:style-name="P19">multiline comment </text:p>
      <text:p text:style-name="P21">一定要有空格！！</text:p>
      <text:p text:style-name="P21"><text:soft-page-break/>: <text:span text:style-name="T8">'</text:span></text:p>
      <text:p text:style-name="P31">This is a test comment</text:p>
      <text:p text:style-name="P30">Author foo bar</text:p>
      <text:p text:style-name="P30">Released under GNU </text:p>
      <text:p text:style-name="P20">'</text:p>
      <text:p text:style-name="P19"><text:span text:style-name="T10">However, this double-parentheses construct is also a mechanism for allowing C-style manipulation of variables in Bash, for example, </text:span><text:span text:style-name="Teletype"><text:span text:style-name="T10">(( var++ ))</text:span></text:span><text:span text:style-name="T10">.</text:span></text:p>
      <text:p text:style-name="P16"/>
      <text:p text:style-name="P18">http://stackoverflow.com/questions/10586153/split-string-into-an-array-in-bash</text:p>
      <text:p text:style-name="P29"><text:span text:style-name="Source_20_Text">Paris, France, Europe</text:span></text:p>
      <text:p text:style-name="P29"><text:span text:style-name="Source_20_Text">IFS=', ' </text:span></text:p>
      <text:p text:style-name="P29"><text:span text:style-name="Source_20_Text"><text:span text:style-name="T10">read -r -a array &lt;&lt;&lt; "$string"</text:span></text:span></text:p>
      <text:p text:style-name="Text_20_body"/>
      <text:p text:style-name="Text_20_body">To access an individual element:</text:p>
      <text:p text:style-name="P16"><text:span text:style-name="Source_20_Text">echo "${array[0]}"</text:span></text:p>
      <text:p text:style-name="Text_20_body">To iterate over the elements:</text:p>
      <text:p text:style-name="Preformatted_20_Text"><text:span text:style-name="Source_20_Text">for element in "${array[@]}"</text:span></text:p>
      <text:p text:style-name="Preformatted_20_Text"><text:span text:style-name="Source_20_Text">do</text:span></text:p>
      <text:p text:style-name="Preformatted_20_Text"><text:span text:style-name="Source_20_Text"><text:s text:c="4"/>echo "$element"</text:span></text:p>
      <text:p text:style-name="P16"><text:span text:style-name="Source_20_Text">done</text:span></text:p>
      <text:p text:style-name="Text_20_body">To get both the index and the value:</text:p>
      <text:p text:style-name="Preformatted_20_Text"><text:span text:style-name="Source_20_Text">for index in "${!array[@]}"</text:span></text:p>
      <text:p text:style-name="Preformatted_20_Text"><text:span text:style-name="Source_20_Text">do</text:span></text:p>
      <text:p text:style-name="Preformatted_20_Text"><text:span text:style-name="Source_20_Text"><text:s text:c="4"/>echo "$index ${array[index]}"</text:span></text:p>
      <text:p text:style-name="P16"><text:span text:style-name="Source_20_Text">done</text:span></text:p>
      <text:p text:style-name="Text_20_body">The last example is useful because Bash arrays are sparse. In other words, you can delete an element or add an element and then the indices are not contiguous.</text:p>
      <text:p text:style-name="Preformatted_20_Text"><text:span text:style-name="Source_20_Text">unset "array[1]"</text:span></text:p>
      <text:p text:style-name="P16"><text:span text:style-name="Source_20_Text">array[42]=Earth</text:span></text:p>
      <text:p text:style-name="Text_20_body">To get the number of elements in an array:</text:p>
      <text:p text:style-name="P16"><text:span text:style-name="Source_20_Text">echo "${#array[@]}"</text:span></text:p>
      <text:p text:style-name="Text_20_body">As mentioned above, arrays can be sparse so you shouldn't use the length to get the last element. Here's how you can in Bash 4.2 and later:</text:p>
      <text:p text:style-name="P16"><text:span text:style-name="Source_20_Text">echo "${array[-1]}"</text:span></text:p>
      <text:p text:style-name="Text_20_body"><text:soft-page-break/>in any version of Bash (from somewhere after 2.05b):</text:p>
      <text:p text:style-name="P16"><text:span text:style-name="Source_20_Text">echo "${array[@]: -1:1}"</text:span></text:p>
      <text:p text:style-name="Text_20_body">Larger negative offsets select farther from the end of the array. Note the space before the minus sign in the older form. It is required.</text:p>
      <text:p text:style-name="P1"/>
      <text:p text:style-name="P1">With numbers, use <text:span text:style-name="Source_20_Text">-eq</text:span>, <text:span text:style-name="Source_20_Text">-ne</text:span>, ... for equals, not equals, …</text:p>
      <text:p text:style-name="P1"/>
      <text:p text:style-name="P3"><text:s/>&lt;&lt;&lt; a here document</text:p>
      <text:p text:style-name="P3"><text:a xlink:type="simple" xlink:href="https://zh.wikipedia.org/wiki/Here文档" text:style-name="Internet_20_link" text:visited-style-name="Visited_20_Internet_20_Link">https://zh.wikipedia.org/wiki/Here%E6%96%87%E6%A1%A3</text:a></text:p>
      <text:p text:style-name="P3"/>
      <text:p text:style-name="P8"><text:span text:style-name="Source_20_Text">$''</text:span> strings use <text:a xlink:type="simple" xlink:href="http://www.gnu.org/software/bash/manual/html_node/ANSI_002dC-Quoting.html" text:style-name="Internet_20_link" text:visited-style-name="Visited_20_Internet_20_Link">ANSI C Quoting</text:a>:</text:p>
      <text:p text:style-name="Quotations">Words of the form <text:span text:style-name="Source_20_Text">$'</text:span><text:span text:style-name="Source_20_Text"><text:span text:style-name="T3">string</text:span></text:span><text:span text:style-name="Source_20_Text">'</text:span> are treated specially. The word expands to <text:span text:style-name="T3">string</text:span>, with backslash-escaped characters replaced as specified by the ANSI C standard.</text:p>
      <text:p text:style-name="P3"/>
      <text:p text:style-name="P11">Some useful commands as conditions (these work also as conditions in <text:span text:style-name="Source_20_Text">while loops</text:span>):</text:p>
      <text:list xml:id="list4059376657027902367" text:style-name="L4">
        <text:list-item>
          <text:p text:style-name="P44"><text:span text:style-name="Source_20_Text">[ ... ]</text:span> is in fact another way to write <text:span text:style-name="Source_20_Text">test ...</text:span> - this is simply a command which may return 0 (true) or 1 (false) depending on what parameters you are giving. (This is a buildin of the shell.) </text:p>
        </text:list-item>
        <text:list-item>
          <text:p text:style-name="P44"><text:span text:style-name="Source_20_Text">[[ ... ]]</text:span> is a conditional expression command. It supports some of the same arguments that <text:span text:style-name="Source_20_Text">[</text:span> supports, and some more, like parentheses, <text:span text:style-name="Source_20_Text">&lt;</text:span>, <text:span text:style-name="Source_20_Text">&gt;</text:span>, and <text:span text:style-name="Source_20_Text">(</text:span> ... <text:span text:style-name="Source_20_Text">)</text:span> for condition nesting, and handles expansions inside a bit different, since it is a special syntactic construct instead of a buildin command. The whole thing is a command that returns 0 (true) or 1 (false). </text:p>
        </text:list-item>
        <text:list-item>
          <text:p text:style-name="P41"><text:span text:style-name="Source_20_Text">(( ... ))</text:span> is a wrapper for an arithmetic expression (or several of them) as a command. The result is 0 (true) when the result of the (last) expression is non-0, and 1 (false) when the result of the (last) expression is 0. (You could instead write <text:span text:style-name="Source_20_Text">let ...</text:span>.)</text:p>
          <text:p text:style-name="P41">In arithmetic expressions the shell variables can be used without <text:span text:style-name="Source_20_Text">$</text:span>, <text:span text:style-name="T2">and everything is interpreted as integers</text:span> (of a fixed width, but I didn't find out which). You can use these operators:</text:p>
          <text:list>
            <text:list-item>
              <text:p text:style-name="P44">unary: <text:span text:style-name="Source_20_Text">++</text:span>, <text:span text:style-name="Source_20_Text">--</text:span>, <text:span text:style-name="Source_20_Text">+</text:span>, <text:span text:style-name="Source_20_Text">-</text:span>, <text:span text:style-name="Source_20_Text">!</text:span>, <text:span text:style-name="Source_20_Text">~</text:span> (like in C) </text:p>
            </text:list-item>
            <text:list-item>
              <text:p text:style-name="P44">binary arithmetic: <text:span text:style-name="Source_20_Text">**</text:span> (exponentation), <text:span text:style-name="Source_20_Text">*</text:span>, <text:span text:style-name="Source_20_Text">/</text:span>, <text:span text:style-name="Source_20_Text">%</text:span>, <text:span text:style-name="Source_20_Text">+</text:span>, <text:span text:style-name="Source_20_Text">-</text:span> </text:p>
            </text:list-item>
            <text:list-item>
              <text:p text:style-name="P44">bit-shift: <text:span text:style-name="Source_20_Text">&lt;&lt;</text:span>, <text:span text:style-name="Source_20_Text">&gt;&gt;</text:span> </text:p>
            </text:list-item>
            <text:list-item>
              <text:p text:style-name="P44">comparison: <text:span text:style-name="Source_20_Text">&lt;=</text:span>, <text:span text:style-name="Source_20_Text">&gt;=</text:span>, <text:span text:style-name="Source_20_Text">&lt;</text:span>, <text:span text:style-name="Source_20_Text">&gt;</text:span>, <text:span text:style-name="Source_20_Text">==</text:span>, <text:span text:style-name="Source_20_Text">!=</text:span> (I think these return either 1 (true) or 0 (false)) </text:p>
            </text:list-item>
            <text:list-item>
              <text:p text:style-name="P44">bitwise: <text:span text:style-name="Source_20_Text">&amp;</text:span>, <text:span text:style-name="Source_20_Text">^</text:span>, <text:span text:style-name="Source_20_Text">|</text:span> </text:p>
            </text:list-item>
            <text:list-item>
              <text:p text:style-name="P44">logical: <text:span text:style-name="Source_20_Text">&amp;&amp;</text:span>, <text:span text:style-name="Source_20_Text">||</text:span>, and of course the ternary operator: <text:span text:style-name="Source_20_Text">... ? ... : ...</text:span> </text:p>
            </text:list-item>
            <text:list-item>
              <text:p text:style-name="P44">assignment: <text:span text:style-name="Source_20_Text">=</text:span>, <text:span text:style-name="Source_20_Text">*=</text:span>, <text:span text:style-name="Source_20_Text">/=</text:span>, <text:span text:style-name="Source_20_Text">%=</text:span>, <text:span text:style-name="Source_20_Text">+=</text:span>, <text:span text:style-name="Source_20_Text">-=</text:span>, <text:span text:style-name="Source_20_Text">&lt;&lt;=</text:span>, <text:span text:style-name="Source_20_Text">&gt;&gt;=</text:span>, <text:span text:style-name="Source_20_Text">&amp;=</text:span>, <text:span text:style-name="Source_20_Text">^=</text:span>, <text:span text:style-name="Source_20_Text">|=</text:span> </text:p>
            </text:list-item>
            <text:list-item>
              <text:p text:style-name="P41">comma: <text:span text:style-name="Source_20_Text">,</text:span> (simply connects two expressions, returning the value of the last one) </text:p>
            </text:list-item>
          </text:list>
          <text:p text:style-name="P41"><text:soft-page-break/>I think in general this works a lot like C integer expressions. (These are roughly in order of precedence, but sometimes there are divisions inside of each group. Look in <text:span text:style-name="Source_20_Text">info '(bash)Shell Arithmetic'</text:span> for details.)</text:p>
        </text:list-item>
        <text:list-item>
          <text:p text:style-name="P44"><text:span text:style-name="Source_20_Text">true</text:span> is a buildin which does nothing and always returns 0. </text:p>
        </text:list-item>
        <text:list-item>
          <text:p text:style-name="P44"><text:span text:style-name="Source_20_Text">false</text:span> is a buildin which does nothing and always returns 1. </text:p>
        </text:list-item>
        <text:list-item>
          <text:p text:style-name="P41">you can also call your external C (or anything else) programs as commands, their return values are interpreted the same way</text:p>
        </text:list-item>
      </text:list>
      <text:p text:style-name="P12"/>
      <text:p text:style-name="P12"/>
      <text:p text:style-name="P12"/>
      <text:p text:style-name="P11">Arithmetic expansion and evaluation is done by placing an integer expression using the following format: </text:p>
      <text:p text:style-name="P35">$((expression))</text:p>
      <text:p text:style-name="P35">$(( n1+n2 ))</text:p>
      <text:p text:style-name="P35">$(( n1/n2 ))</text:p>
      <text:p text:style-name="P26">$(( n1-n2 ))</text:p>
      <text:p text:style-name="P4"/>
      <text:p text:style-name="P3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細明體" svg:font-family="細明體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54:49.516560340</meta:creation-date>
    <dc:date>2017-04-24T14:02:57.428183820</dc:date>
    <meta:editing-duration>PT21H45M20S</meta:editing-duration>
    <meta:editing-cycles>12</meta:editing-cycles>
    <meta:generator>LibreOffice/5.1.6.2$Linux_X86_64 LibreOffice_project/10m0$Build-2</meta:generator>
    <meta:document-statistic meta:table-count="3" meta:image-count="0" meta:object-count="0" meta:page-count="7" meta:paragraph-count="159" meta:word-count="1802" meta:character-count="7131" meta:non-whitespace-character-count="6041"/>
  </office:meta>
</office:document-meta>
</file>